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e9f29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106cm" svg:stroke-color="#e69138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6aa84f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e9f29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9f29b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6.727cm" svg:height="6.654cm" svg:x="13.047cm" svg:y="4.095cm">
          <text:p><text:span text:style-name="T1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55" draw:style-name="gr2" draw:text-style-name="P2" draw:layer="layout" svg:width="8.702cm" svg:height="0.001cm" svg:x="5.04cm" svg:y="5.7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" draw:style-name="gr3" draw:text-style-name="P2" draw:layer="layout" svg:width="8.884cm" svg:height="0.093cm" draw:transform="rotate (-3.14159265358979) translate (13.779cm 8.8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" draw:style-name="gr4" draw:text-style-name="P4" draw:layer="layout" svg:width="2.851cm" svg:height="1.097cm" svg:x="7.91cm" svg:y="4.497cm">
          <text:p text:style-name="P3"><text:span text:style-name="T1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4" draw:text-style-name="P4" draw:layer="layout" svg:width="2.851cm" svg:height="1.097cm" svg:x="7.91cm" svg:y="7.444cm">
          <text:p text:style-name="P3"><text:span text:style-name="T1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custom-shape draw:name="Shape 63" draw:style-name="gr6" draw:text-style-name="P1" draw:layer="layout" svg:width="6.727cm" svg:height="6.654cm" svg:x="13.047cm" svg:y="4.095cm">
          <text:p text:style-name="P3"><text:span text:style-name="T2">+1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64" draw:style-name="gr2" draw:text-style-name="P2" draw:layer="layout" svg:width="8.702cm" svg:height="0.001cm" svg:x="5.04cm" svg:y="5.7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3" draw:text-style-name="P2" draw:layer="layout" svg:width="8.884cm" svg:height="0.093cm" draw:transform="rotate (-3.14159265358979) translate (13.779cm 8.8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4" draw:text-style-name="P4" draw:layer="layout" svg:width="2.851cm" svg:height="1.097cm" svg:x="7.91cm" svg:y="4.497cm">
          <text:p text:style-name="P3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4" draw:text-style-name="P4" draw:layer="layout" svg:width="2.851cm" svg:height="1.097cm" svg:x="7.91cm" svg:y="7.444cm">
          <text:p text:style-name="P3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" draw:style-name="gr5" draw:layer="layout" svg:width="16.932cm" svg:height="9.524cm" svg:x="1.059cm" svg:y="1.905cm" draw:page-number="2" presentation:class="page"/>
          <draw:frame draw:name="Shape 61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custom-shape draw:name="Shape 72" draw:style-name="gr1" draw:text-style-name="P1" draw:layer="layout" svg:width="6.727cm" svg:height="6.654cm" svg:x="13.047cm" svg:y="4.095cm">
          <text:p text:style-name="P3"><text:span text:style-name="T2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73" draw:style-name="gr2" draw:text-style-name="P2" draw:layer="layout" svg:width="8.702cm" svg:height="0.001cm" svg:x="5.04cm" svg:y="5.7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" draw:style-name="gr3" draw:text-style-name="P2" draw:layer="layout" svg:width="8.884cm" svg:height="0.093cm" draw:transform="rotate (-3.14159265358979) translate (13.779cm 8.8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" draw:style-name="gr4" draw:text-style-name="P4" draw:layer="layout" svg:width="2.851cm" svg:height="1.097cm" svg:x="7.91cm" svg:y="4.497cm">
          <text:p text:style-name="P3"><text:span text:style-name="T4">h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4" draw:text-style-name="P4" draw:layer="layout" svg:width="5.722cm" svg:height="1.097cm" svg:x="6.53cm" svg:y="7.477cm">
          <text:p text:style-name="P3"><text:span text:style-name="T4">Hello Worl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5" draw:layer="layout" svg:width="16.932cm" svg:height="9.524cm" svg:x="1.059cm" svg:y="1.905cm" draw:page-number="3" presentation:class="page"/>
          <draw:frame draw:name="Shape 7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5.1.0.3$Linux_X86_64 LibreOffice_project/</meta:generator>
  </office:meta>
</office:document-meta>
</file>